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5.218cm" fo:min-width="22.579cm"/>
      <style:paragraph-properties style:writing-mode="lr-tb"/>
    </style:style>
    <style:style style:name="gr5" style:family="graphic" style:parent-style-name="standard">
      <style:graphic-properties draw:textarea-horizontal-align="justify" draw:textarea-vertical-align="middle" draw:auto-grow-height="false" fo:min-height="2.226cm" fo:min-width="1.976cm"/>
      <style:paragraph-properties style:writing-mode="lr-tb"/>
    </style:style>
    <style:style style:name="gr6" style:family="graphic" style:parent-style-name="standard">
      <style:graphic-properties draw:fill-color="#3deb3d" draw:textarea-horizontal-align="justify" draw:textarea-vertical-align="middle" draw:auto-grow-height="false" fo:min-height="2.226cm" fo:min-width="1.976cm"/>
      <style:paragraph-properties style:writing-mode="lr-tb"/>
    </style:style>
    <style:style style:name="gr7" style:family="graphic" style:parent-style-name="objectwithoutfill">
      <style:graphic-properties svg:stroke-width="0.1cm" svg:stroke-color="#000000" draw:marker-start-width="0.45cm" draw:marker-end="Arrow" draw:marker-end-width="0.45cm" draw:fill="none"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0"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2"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3"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4"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false" fo:min-height="16.218cm" fo:min-width="22.579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margin-top="0cm" fo:margin-bottom="0cm" fo:line-height="150%"/>
    </style:style>
    <style:style style:name="P2" style:family="paragraph">
      <loext:graphic-properties draw:fill="none" draw:fill-color="#ffffff"/>
      <style:paragraph-properties fo:margin-top="0cm" fo:margin-bottom="0cm" fo:line-height="150%" style:writing-mode="lr-tb"/>
      <style:text-properties style:font-name="Arial1" fo:font-size="18pt" style:font-size-asian="18pt" style:font-size-complex="18pt"/>
    </style:style>
    <style:style style:name="P3" style:family="paragraph">
      <loext:graphic-properties draw:fill-color="#ffffff"/>
      <style:paragraph-properties style:writing-mode="lr-tb"/>
      <style:text-properties fo:font-size="20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fo:font-weight="bold" style:font-weight-asian="bold" style:font-weight-complex="bold"/>
    </style:style>
    <style:style style:name="P6" style:family="paragraph">
      <loext:graphic-properties draw:fill-color="#3deb3d"/>
      <style:paragraph-properties fo:text-align="center" style:writing-mode="lr-tb"/>
      <style:text-properties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style:paragraph-properties fo:margin-left="0cm" fo:margin-right="0cm" fo:margin-top="0cm" fo:margin-bottom="0cm" fo:line-height="150%" fo:text-indent="0cm"/>
    </style:style>
    <style:style style:name="T1" style:family="text">
      <style:text-properties fo:color="#000000" loext:opacity="100%" style:text-line-through-style="none" style:text-line-through-type="none"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loext:opacity="1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6cm" svg:height="16.468cm" svg:x="0.5cm" svg:y="2.5cm">
          <draw:text-box>
            <text:p text:style-name="P1"><text:span text:style-name="T1">Wiederholung</text:span></text:p>
            <text:p text:style-name="P1"><text:span text:style-name="T1"/></text:p>
            <text:p text:style-name="P1"><text:span text:style-name="T1">Ein Prozess</text:span><text:span text:style-name="T2"> ist ein Programm in Ausführung</text:span></text:p>
            <text:p text:style-name="P1"><text:span text:style-name="T1">Ein Prozess </text:span><text:span text:style-name="T2">ist eindeutig durch seine Prozess-ID (PID) identifiziert</text:span></text:p>
            <text:p text:style-name="P1"><text:span text:style-name="T1">Multitasking:</text:span><text:span text:style-name="T2"> Ein Rechner mit einer CPU kann mehrere Aufgaben gleichzeitig erledigen, d.h. mehrere Prozesse gleichzeitig bearbeiten. Es sind mehrere Prozesse aktiv.</text:span></text:p>
            <text:p text:style-name="P1"><text:span text:style-name="T1"/></text:p>
            <text:p text:style-name="P1"><text:span text:style-name="T1">Motivation:</text:span></text:p>
            <text:p text:style-name="P1"><text:span text:style-name="T2">Da eine CPU zu einer Zeit nur einen Prozess abarbeiten kann, muss es dem Betriebssystem möglich sein zwischen den Prozessen sehr schnell ( etwa 50 mal pro Sekunde ) hin und her zu schalten</text:span></text:p>
            <text:p text:style-name="P1"><text:span text:style-name="T2">Das Umschalten zwischen den Prozessen übernimmt der </text:span><text:span text:style-name="T1">Scheduler</text:span><text:span text:style-name="T2">. Dieser benötigt aber für das Hin und Her Schalten auch Rechnerleistung</text:span></text:p>
          </draw:text-box>
        </draw:frame>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6cm" svg:height="16.468cm" svg:x="0.5cm" svg:y="2.5cm">
          <draw:text-box>
            <text:p text:style-name="P1"><text:span text:style-name="T1">Motivation zum Prozess-Status:</text:span></text:p>
            <text:p text:style-name="P1"><text:span text:style-name="T2">In der Regel sind in einem Betriebssystem etwa 100 Prozesse aktiv. </text:span></text:p>
            <text:p text:style-name="P1"><text:span text:style-name="T2">Wenn die CPU zwischen allen Prozessen hin und herschalten muss, bleibt für den einzelnen Prozess kaum noch Rechenzeit übrig. </text:span></text:p>
            <text:p text:style-name="P1"><text:span text:style-name="T2"/></text:p>
            <text:p text:style-name="P1"><text:span text:style-name="T1">Idee</text:span><text:span text:style-name="T2">: Man führt einen Prozess-Status ein, wobei es auch schlafende Prozesse gibt. Diese werden dann von der CPU nicht berücksichtigt und es bleiben nur noch wenige zur Abarbeitung übrig</text:span></text:p>
            <text:p text:style-name="P1"><text:span text:style-name="T2">In der Praxis ist es so, daß Programme oftmals auf äußere Ereignisse warten müssen, z. B. bis eine Tasteneingabe oder eine Maus-Aktion getätigt wird. Ein Programm, das auf ein externes Ereignis wartet, wird in einen Schlafzustand versetzt, inzwischen können dann andere Prozesse weiterarbeiten ( Vor allem wichtig bei Betriebssystemen mit GUI – Grafische Benutzeroberfläche bzw. Windowssystem )</text:span></text:p>
            <text:p text:style-name="P1"><text:span text:style-name="T2"/></text:p>
            <text:p text:style-name="P1"><text:span text:style-name="T2"/></text:p>
          </draw:text-box>
        </draw:frame>
        <presentation:notes draw:style-name="dp2">
          <draw:page-thumbnail draw:style-name="gr2"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4" draw:text-style-name="P2" draw:layer="layout" svg:width="26cm" svg:height="15.468cm" svg:x="0.5cm" svg:y="3.5cm">
          <draw:text-box>
            <text:p text:style-name="P1"><text:span text:style-name="T1">Die Stati eines Prozesses ( ready running sleeping )</text:span></text:p>
            <text:p text:style-name="P1"><text:span text:style-name="T1"/></text:p>
            <text:p text:style-name="P1"><text:span text:style-name="T2"/></text:p>
          </draw:text-box>
        </draw:frame>
        <draw:g>
          <draw:custom-shape draw:style-name="gr5" draw:text-style-name="P5" draw:layer="layout" svg:width="3.5cm" svg:height="3.5cm" svg:x="2cm" svg:y="8.1cm">
            <text:p text:style-name="P5"><text:span text:style-name="T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5cm" svg:height="3.5cm" svg:x="8.5cm" svg:y="8.1cm">
            <text:p text:style-name="P5"><text:span text:style-name="T3">read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5cm" svg:height="3.5cm" svg:x="15.5cm" svg:y="8.1cm">
            <text:p text:style-name="P5"><text:span text:style-name="T3">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5cm" svg:height="3.5cm" svg:x="12cm" svg:y="12.6cm">
            <text:p text:style-name="P5"><text:span text:style-name="T3">sleep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3.5cm" svg:height="3.5cm" svg:x="21cm" svg:y="8.1cm">
            <text:p text:style-name="P5"><text:span text:style-name="T3">do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5.5cm" svg:y1="9.887cm" svg:x2="8.5cm" svg:y2="9.887cm">
            <text:p/>
          </draw:line>
          <draw:line draw:style-name="gr7" draw:text-style-name="P7" draw:layer="layout" svg:x1="12cm" svg:y1="9.6cm" svg:x2="15.5cm" svg:y2="9.599cm">
            <text:p/>
          </draw:line>
          <draw:line draw:style-name="gr7" draw:text-style-name="P7" draw:layer="layout" svg:x1="15.5cm" svg:y1="10.1cm" svg:x2="12cm" svg:y2="10.1cm">
            <text:p/>
          </draw:line>
          <draw:line draw:style-name="gr7" draw:text-style-name="P7" draw:layer="layout" svg:x1="17cm" svg:y1="11.6cm" svg:x2="15cm" svg:y2="13.1cm">
            <text:p/>
          </draw:line>
          <draw:line draw:style-name="gr7" draw:text-style-name="P7" draw:layer="layout" svg:x1="12.5cm" svg:y1="13.1cm" svg:x2="11cm" svg:y2="11.6cm">
            <text:p/>
          </draw:line>
          <draw:line draw:style-name="gr7" draw:text-style-name="P7" draw:layer="layout" svg:x1="19cm" svg:y1="9.6cm" svg:x2="21cm" svg:y2="9.6cm">
            <text:p/>
          </draw:line>
        </draw:g>
        <draw:frame draw:style-name="gr8" draw:text-style-name="P8" draw:layer="layout" svg:width="3.952cm" svg:height="1.673cm" svg:x="1.5cm" svg:y="5.5cm">
          <draw:text-box>
            <text:p>(1) Prozess </text:p>
            <text:p>wird erzeugt</text:p>
          </draw:text-box>
        </draw:frame>
        <draw:frame draw:style-name="gr9" draw:text-style-name="P8" draw:layer="layout" svg:width="5.3cm" svg:height="1.673cm" svg:x="11.5cm" svg:y="6.5cm">
          <draw:text-box>
            <text:p>(2) Scheduler</text:p>
          </draw:text-box>
        </draw:frame>
        <draw:frame draw:style-name="gr8" draw:text-style-name="P8" draw:layer="layout" svg:width="9.13cm" svg:height="3.095cm" svg:x="17.37cm" svg:y="12.5cm">
          <draw:text-box>
            <text:p>(3) Wenn der Sceduler den </text:p>
            <text:p>Nächsten Prozess wählt</text:p>
            <text:p>Legt er den laufenden Prozess</text:p>
            <text:p>schlafen</text:p>
          </draw:text-box>
        </draw:frame>
        <draw:frame draw:style-name="gr8" draw:text-style-name="P8" draw:layer="layout" svg:width="11.386cm" svg:height="1.673cm" svg:x="3.9cm" svg:y="16cm">
          <draw:text-box>
            <text:p>(4) Sie betätigen die Tastatur oder</text:p>
            <text:p>Die Maus für den schlafenden Prozess</text:p>
          </draw:text-box>
        </draw:frame>
        <draw:frame draw:style-name="gr8" draw:text-style-name="P8" draw:layer="layout" svg:width="11.348cm" svg:height="1.673cm" svg:x="0.8cm" svg:y="12.901cm">
          <draw:text-box>
            <text:p>(5) Kernel bemerkt Tastatur bzw. Maus</text:p>
            <text:p>Und setzt den Status auf ready</text:p>
          </draw:text-box>
        </draw:frame>
        <presentation:notes draw:style-name="dp2">
          <draw:page-thumbnail draw:style-name="gr2"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0" draw:text-style-name="P2" draw:layer="layout" svg:width="26cm" svg:height="16.468cm" svg:x="0.5cm" svg:y="2.5cm">
          <draw:text-box>
            <text:p text:style-name="P1"><text:span text:style-name="T1">Die Stati eines Prozesses ( ready running sleeping )</text:span></text:p>
            <text:p text:style-name="P1"><text:span text:style-name="T1"/></text:p>
            <text:p text:style-name="P1"><text:span text:style-name="T1">Rechenbereit ( ready )</text:span></text:p>
            <text:p text:style-name="P1"><text:span text:style-name="T2">Ist der erste Zustand des Prozesses nach seiner Erzeugung. Aus diesem Zustand kann der Scheduler den Prozess aktivieren, d.h. auf rechnend schalten</text:span></text:p>
            <text:p text:style-name="P1"><text:span text:style-name="T2"/></text:p>
            <text:p text:style-name="P1"><text:span text:style-name="T1">Rechnend ( running )</text:span></text:p>
            <text:p text:style-name="P1"><text:span text:style-name="T2">Die CPU arbeitet den Prozess ab. Aus diesem Zustand kann der Scheduler einen anderen Prozess aktivieren. Der laufende Prozess wird auf Rechenbereit ( ready ) zurückgesetzt</text:span></text:p>
            <text:p text:style-name="P1"><text:span text:style-name="T2"/></text:p>
            <text:p text:style-name="P1"><text:span text:style-name="T1">Schlafend oder Blockiert ( sleeping or waiting )</text:span></text:p>
            <text:p text:style-name="P1"><text:span text:style-name="T2">Ein rechnender Prozess wartet auf eine Eingabe oder einen anderen Event. Häufig bei Programmen mit einer grafischen Benutzeroberfläche. Ein Prozess im blockierten Zustand wird vom Scheduler beim Prozesswechsel nicht berücksichtigt. Das betrifft die Mehrzahl der Prozesse</text:span></text:p>
          </draw:text-box>
        </draw:frame>
        <presentation:notes draw:style-name="dp2">
          <draw:page-thumbnail draw:style-name="gr2"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draw:style-name="gr11" draw:text-style-name="P2" draw:layer="layout" svg:width="26cm" svg:height="16.468cm" svg:x="0.5cm" svg:y="2.5cm">
          <draw:text-box>
            <text:p text:style-name="P1"><text:span text:style-name="T1">Konsequenz </text:span></text:p>
            <text:p text:style-name="P1"><text:span text:style-name="T1"/></text:p>
            <text:p text:style-name="P1"><text:span text:style-name="T2">Es muss dem Betriebssystem möglich sein, von außen den Status des Prozesses zu steuern, d.h. es muss z.B. möglich sein, einen Prozess schlafen zu legen.</text:span></text:p>
            <text:p text:style-name="P1"><text:span text:style-name="T2"/></text:p>
            <text:p text:style-name="P1"><text:span text:style-name="T1">Motivation für Signale</text:span></text:p>
            <text:p text:style-name="P1"><text:span text:style-name="T2">Prozessen muss es möglich sein, auf externe Ereignisse ( Signale ) zu reagieren</text:span></text:p>
            <text:p text:style-name="P1"><text:span text:style-name="T2"/></text:p>
          </draw:text-box>
        </draw:frame>
        <presentation:notes draw:style-name="dp2">
          <draw:page-thumbnail draw:style-name="gr2"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draw:style-name="gr12" draw:text-style-name="P2" draw:layer="layout" svg:width="26cm" svg:height="16.468cm" svg:x="0.5cm" svg:y="2.5cm">
          <draw:text-box>
            <text:p text:style-name="P1"><text:span text:style-name="T1">Welche Signale kann es geben </text:span></text:p>
            <text:p text:style-name="P1"><text:span text:style-name="T1"/></text:p>
            <text:p text:style-name="P1"><text:span text:style-name="T1">Timer</text:span><text:span text:style-name="T2">:</text:span><text:span text:style-name="T2"><text:tab/></text:span><text:span text:style-name="T2">Die Uhr des Rechners sendet ein Signal an den Prozess, damit dieser eine Aktion ausführt</text:span></text:p>
            <text:p text:style-name="P1"><text:span text:style-name="T2"/></text:p>
            <text:p text:style-name="P1"><text:span text:style-name="T1">Signale von anderen Prozessen</text:span></text:p>
            <text:p text:style-name="P1"><text:span text:style-name="T2">Prozessen können anderen Prozessen Signale schicken, damit diese eine Aktion ausführen</text:span></text:p>
            <text:p text:style-name="P1"><text:span text:style-name="T2">- Beispiel: Maus → ( Kernel-Prozess ) → Anwendungsprozess mit Aktion</text:span></text:p>
            <text:p text:style-name="P1"><text:span text:style-name="T2">- Beispiel: Tastatur → ( Kernel-Prozess ) → Anwendungsprozess mit Aktion</text:span></text:p>
            <text:p text:style-name="P1"><text:span text:style-name="T2"/></text:p>
          </draw:text-box>
        </draw:frame>
        <presentation:notes draw:style-name="dp2">
          <draw:page-thumbnail draw:style-name="gr2"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draw:style-name="gr13" draw:text-style-name="P2" draw:layer="layout" svg:width="26cm" svg:height="16.468cm" svg:x="0.5cm" svg:y="2.5cm">
          <draw:text-box>
            <text:p text:style-name="P1"><text:span text:style-name="T1">Wie kann sich ein Prozess selbst schlafen legen </text:span></text:p>
            <text:p text:style-name="P1"><text:span text:style-name="T1"/></text:p>
            <text:p text:style-name="P1"><text:span text:style-name="T2">Es gibt zwei Systemaufrufe pause() und sleep()</text:span></text:p>
            <text:p text:style-name="P1"><text:span text:style-name="T1"/></text:p>
            <text:p text:style-name="P1"><text:span text:style-name="T1">pause():</text:span><text:span text:style-name="T1"><text:tab/></text:span><text:span text:style-name="T1"><text:tab/></text:span><text:span text:style-name="T1">Schlafen legen bis der Prozess durch ein Signal wieder geweckt wird</text:span></text:p>
            <text:p text:style-name="P9"><text:span text:style-name="T1">sleep( int seconds ):</text:span><text:span text:style-name="T1"><text:tab/></text:span><text:span text:style-name="T1"><text:tab/></text:span><text:span text:style-name="T1">Eine bestimmte Zeit schlafen legen </text:span></text:p>
            <text:p text:style-name="P9"><text:span text:style-name="T1">nanosleep( ... ):</text:span><text:span text:style-name="T1"><text:tab/></text:span><text:span text:style-name="T1"><text:tab/></text:span><text:span text:style-name="T1">Kleinere Zeiteinheit ( nanosekunden )</text:span></text:p>
            <text:p text:style-name="P1"><text:span text:style-name="T2"/></text:p>
            <text:p text:style-name="P1"><text:span text:style-name="T2"/></text:p>
          </draw:text-box>
        </draw:frame>
        <presentation:notes draw:style-name="dp2">
          <draw:page-thumbnail draw:style-name="gr2"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draw:style-name="gr14" draw:text-style-name="P2" draw:layer="layout" svg:width="26cm" svg:height="17.307cm" svg:x="0.5cm" svg:y="2.5cm">
          <draw:text-box>
            <text:p text:style-name="P1"><text:span text:style-name="T1">Interrupts und Signale</text:span></text:p>
            <text:p text:style-name="P1"><text:span text:style-name="T1"/></text:p>
            <text:p text:style-name="P1"><text:span text:style-name="T2">Unterschied: Ein </text:span><text:span text:style-name="T1">Interrupt</text:span><text:span text:style-name="T2"> ist eine Hardware-Unterbrechung, </text:span><text:span text:style-name="T1">Interrupts</text:span><text:span text:style-name="T2"> sind die Schnittstelle zur Außenwelt</text:span></text:p>
            <text:p text:style-name="P1"><text:span text:style-name="T2"/></text:p>
            <text:p text:style-name="P1"><text:span text:style-name="T2">Jeder Prozessor(bzw. Board) besitzt Interrupt-Kanäle ( z.B. 8 Pins bzw. Anschlüsse - 256 Möglichkeiten <text:s/>von Interrupts )</text:span></text:p>
            <text:p text:style-name="P1"><text:span text:style-name="T2">Wenn an den Pins eine Spannung anliegt, dann gibt es sog. ISRs Interrupt Service Routinen, d.h. Funktionen die aufgerufen werden (z.B 256 Möglichkeiten)</text:span></text:p>
            <text:p text:style-name="P1"><text:span text:style-name="T2"/></text:p>
            <text:p text:style-name="P1"><text:span text:style-name="T2">Wenn die Maus, Tastatur oder ein anderes externes Gerät ( USB ) aktiv sind wird so eine ISR aufgerufen. Die CPU unterbricht dann und ruft die ISR auf, diese Funktion ist sehr klein und kurz, sie teilt dem Kernel nur mit etwas zu tun. Dann macht die CPU wieder weiter wo sie vorher war.</text:span></text:p>
            <text:p text:style-name="P1"><text:span text:style-name="T2"/></text:p>
            <text:p text:style-name="P1"><text:span text:style-name="T2"/></text:p>
          </draw:text-box>
        </draw:frame>
        <presentation:notes draw:style-name="dp3">
          <draw:page-thumbnail draw:style-name="gr2"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draw:style-name="gr15" draw:text-style-name="P2" draw:layer="layout" svg:width="26cm" svg:height="16.468cm" svg:x="0.5cm" svg:y="2.5cm">
          <draw:text-box>
            <text:p text:style-name="P1"><text:span text:style-name="T1">Interrupts und Signale</text:span></text:p>
            <text:p text:style-name="P1"><text:span text:style-name="T1"/></text:p>
            <text:p text:style-name="P1"><text:span text:style-name="T2">Unterschied: </text:span><text:span text:style-name="T1">Interrupt</text:span><text:span text:style-name="T2"> ist eine Hardware-Unterbrechung</text:span></text:p>
            <text:p text:style-name="P1"><text:span text:style-name="T2"/></text:p>
            <text:p text:style-name="P1"><text:span text:style-name="T2">Ein Kernel Prozess ( im Multitasking ) bearbeitet er diese Meldung</text:span></text:p>
            <text:p text:style-name="P1"><text:span text:style-name="T2">( z.B. bei der Maus ermittelt er, welche Maustaste wurde gedrückt, … )</text:span></text:p>
            <text:p text:style-name="P1"><text:span text:style-name="T2">Und ermittelt den Prozess, für den der Mausclick gedacht war.</text:span></text:p>
            <text:p text:style-name="P1"><text:span text:style-name="T2">Der Kernel Prozess arbeitet dann weiter mit den sog. Signalen </text:span></text:p>
            <text:p text:style-name="P1"><text:span text:style-name="T2"/></text:p>
            <text:p text:style-name="P1"><text:span text:style-name="T1">Signal</text:span><text:span text:style-name="T2"> ist eine Software-Unterbrechung</text:span></text:p>
            <text:p text:style-name="P1"><text:span text:style-name="T2">Andere Prozesse werden geweckt und führen dann Aktionen aus ( im Multitasking )</text:span></text:p>
            <text:p text:style-name="P1"><text:span text:style-name="T2"/></text:p>
            <text:p text:style-name="P1"><text:span text:style-name="T2"/></text:p>
          </draw:text-box>
        </draw:frame>
        <presentation:notes draw:style-name="dp3">
          <draw:page-thumbnail draw:style-name="gr2"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Liberation Sans" svg:font-family="'Liberation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svg:stroke-color="#023f62" draw:fill-color="#023f62" draw:textarea-horizontal-align="justify" draw:textarea-vertical-align="middle" draw:auto-grow-height="false" fo:min-height="2cm" fo:min-width="28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start" style:writing-mode="lr-tb"/>
      <style:text-properties style:font-name="Arial1" fo:font-size="20pt" fo:font-weight="bold" style:font-size-asian="20pt" style:font-weight-asian="bold" style:font-size-complex="20pt" style:font-weight-complex="bold"/>
    </style:style>
    <style:style style:name="MP8" style:family="paragraph">
      <loext:graphic-properties draw:fill-color="#023f62"/>
      <style:paragraph-properties fo:text-align="center" style:writing-mode="lr-tb"/>
      <style:text-properties style:font-name="Arial1" fo:font-size="20pt" fo:font-weight="bold" style:font-size-asian="20pt" style:font-weight-asian="bold" style:font-size-complex="20pt" style:font-weight-complex="bold"/>
    </style:style>
    <style:style style:name="MT1" style:family="text">
      <style:text-properties fo:font-size="14pt" style:font-size-asian="14pt" style:font-size-complex="14pt"/>
    </style:style>
    <style:style style:name="MT2" style:family="text">
      <style:text-properties style:font-name="Arial1" fo:font-size="20pt" fo:font-weight="bold" style:font-size-asian="20pt" style:font-weight-asian="bold" style:font-size-complex="2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301cm" svg:y="2.5cm" presentation:class="title" presentation:placeholder="true">
        <draw:text-box/>
      </draw:frame>
      <draw:frame presentation:style-name="Default-outline1" draw:layer="backgroundobjects" svg:width="25.199cm" svg:height="12.18cm" svg:x="1.4cm" svg:y="7.5cm" presentation:class="outline" presentation:placeholder="true">
        <draw:text-box/>
      </draw:frame>
      <draw:frame presentation:style-name="Mpr1" draw:text-style-name="MP2" draw:layer="backgroundobjects" svg:width="6.523cm" svg:height="1.448cm" svg:x="1.4cm" svg:y="19.431cm" presentation:class="date-time">
        <draw:text-box>
          <text:p text:style-name="MP1"><text:span text:style-name="MT1">Prof. Dr.-Ing. Klaus Ruhland</text:span></text:p>
          <text:p text:style-name="MP1"><text:span text:style-name="MT1">Hochschule Zittau/Görlitz</text:span></text:p>
        </draw:text-box>
      </draw:frame>
      <draw:frame presentation:style-name="Mpr1" draw:text-style-name="MP6" draw:layer="backgroundobjects" svg:width="8.875cm" svg:height="1.448cm" svg:x="9.576cm" svg:y="19.431cm" presentation:class="footer">
        <draw:text-box>
          <text:p text:style-name="MP5"><text:span text:style-name="MT1"><presentation:footer/></text:span></text:p>
        </draw:text-box>
      </draw:frame>
      <draw:frame presentation:style-name="Mpr1" draw:text-style-name="MP4" draw:layer="backgroundobjects" svg:width="6.523cm" svg:height="1.448cm" svg:x="20.076cm" svg:y="19.531cm" presentation:class="page-number">
        <draw:text-box>
          <text:p text:style-name="MP3"><text:span text:style-name="MT1"><text:page-number>&lt;number&gt;</text:page-number></text:span></text:p>
        </draw:text-box>
      </draw:frame>
      <draw:custom-shape presentation:style-name="Mpr2" draw:text-style-name="MP8" draw:layer="backgroundobjects" svg:width="28cm" svg:height="2cm" svg:x="0cm" svg:y="0cm">
        <text:p text:style-name="MP7"><text:span text:style-name="MT2"><text:s text:c="4"/></text:span><text:span text:style-name="MT2">Betriebssysteme I Vorlesung 07 Prozesse Status und Signale</text:span></text:p>
        <draw:enhanced-geometry svg:viewBox="0 0 21600 21600" draw:type="rectangle" draw:enhanced-path="M 0 0 L 21600 0 21600 21600 0 21600 0 0 Z N"/>
      </draw:custom-shap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09-04-16T11:32:32.86</meta:creation-date>
    <meta:editing-duration>PT2H18M19S</meta:editing-duration>
    <meta:editing-cycles>25</meta:editing-cycles>
    <meta:generator>LibreOffice/7.2.1.2$MacOSX_X86_64 LibreOffice_project/87b77fad49947c1441b67c559c339af8f3517e22</meta:generator>
    <dc:date>2022-01-06T11:19:27.946358098</dc:date>
    <meta:document-statistic meta:object-count="66"/>
  </office:meta>
</office:document-meta>
</file>